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Assess your threat model Download HTTPS everywhere Use domain name variations Use a web-based proxy Check which VPN is right for you Download and use Psiphon3 For smartphones Download Firefox mobile and Proxy Mobile Download and use Psiphon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